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erdana" svg:font-family="erdana, helvetica, arial, sans-serif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verdana" fo:font-size="10.5pt" fo:letter-spacing="normal" fo:language="en" fo:country="US" fo:font-style="normal" fo:font-weight="bold" officeooo:rsid="000d0315" officeooo:paragraph-rsid="000d0315" style:font-weight-asian="bold" style:font-weight-complex="bold"/>
    </style:style>
    <style:style style:name="P2" style:family="paragraph" style:parent-style-name="Heading_20_3">
      <style:text-properties fo:font-variant="normal" fo:text-transform="none" fo:color="#000000" style:font-name="verdana" fo:font-size="10.5pt" fo:letter-spacing="normal" fo:language="en" fo:country="US" fo:font-style="normal" fo:font-weight="bold" officeooo:rsid="000d0315" officeooo:paragraph-rsid="000d0315" style:font-weight-asian="bold" style:font-weight-complex="bold"/>
    </style:style>
    <style:style style:name="P3" style:family="paragraph" style:parent-style-name="Standard">
      <style:text-properties officeooo:rsid="000d0315" officeooo:paragraph-rsid="000d0315"/>
    </style:style>
    <style:style style:name="P4" style:family="paragraph" style:parent-style-name="Standard">
      <style:text-properties fo:font-variant="normal" fo:text-transform="none" fo:color="#610b38" style:font-name="erdana" fo:font-size="18.75pt" fo:letter-spacing="normal" fo:language="en" fo:country="US" fo:font-style="normal" fo:font-weight="normal" officeooo:rsid="000d0315" officeooo:paragraph-rsid="000d0315" style:font-name-asian="Noto Serif CJK SC" style:font-size-asian="14pt" style:font-weight-asian="bold" style:font-name-complex="Lohit Devanagari" style:font-size-complex="14pt" style:font-weight-complex="bold"/>
    </style:style>
    <style:style style:name="P5" style:family="paragraph" style:parent-style-name="Standard">
      <style:text-properties fo:font-variant="normal" fo:text-transform="none" fo:color="#000000" style:font-name="verdana" fo:font-size="10.5pt" fo:letter-spacing="normal" fo:language="en" fo:country="US" fo:font-style="normal" fo:font-weight="normal" officeooo:rsid="000d0315" officeooo:paragraph-rsid="000d0315"/>
    </style:style>
    <style:style style:name="P6" style:family="paragraph" style:parent-style-name="Standard">
      <style:text-properties fo:language="en" fo:country="US" officeooo:rsid="000d0315" officeooo:paragraph-rsid="000d0315"/>
    </style:style>
    <style:style style:name="P7" style:family="paragraph" style:parent-style-name="Text_20_body">
      <style:text-properties fo:font-variant="normal" fo:text-transform="none" fo:color="#000000" style:font-name="verdana" fo:font-size="10.5pt" fo:letter-spacing="normal" fo:language="en" fo:country="US" fo:font-style="normal" fo:font-weight="normal" officeooo:rsid="000d0315" officeooo:paragraph-rsid="000d0315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style:style style:name="P9" style:family="paragraph" style:parent-style-name="Text_20_body" style:list-style-name="L1">
      <style:paragraph-properties fo:margin-top="0.106cm" fo:margin-bottom="0.247cm" loext:contextual-spacing="false" style:line-height-at-least="0.661cm" fo:orphans="2" fo:widows="2"/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style:style style:name="P10" style:family="paragraph" style:parent-style-name="Text_20_body" style:list-style-name="L2">
      <style:paragraph-properties fo:margin-top="0.106cm" fo:margin-bottom="0.247cm" loext:contextual-spacing="false" style:line-height-at-least="0.661cm" fo:orphans="2" fo:widows="2"/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style:style style:name="P11" style:family="paragraph" style:parent-style-name="Text_20_body" style:list-style-name="L3">
      <style:paragraph-properties fo:margin-top="0.106cm" fo:margin-bottom="0.247cm" loext:contextual-spacing="false" style:line-height-at-least="0.661cm" fo:orphans="2" fo:widows="2"/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style:style style:name="P12" style:family="paragraph" style:parent-style-name="Text_20_body" style:list-style-name="L4">
      <style:paragraph-properties fo:margin-top="0.106cm" fo:margin-bottom="0.247cm" loext:contextual-spacing="false" style:line-height-at-least="0.661cm" fo:orphans="2" fo:widows="2"/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style:style style:name="P13" style:family="paragraph" style:parent-style-name="Text_20_body" style:list-style-name="L5">
      <style:paragraph-properties fo:margin-top="0.106cm" fo:margin-bottom="0.247cm" loext:contextual-spacing="false" style:line-height-at-least="0.661cm" fo:orphans="2" fo:widows="2"/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style:style style:name="P14" style:family="paragraph" style:parent-style-name="Text_20_body" style:list-style-name="L6">
      <style:paragraph-properties fo:margin-top="0.106cm" fo:margin-bottom="0.247cm" loext:contextual-spacing="false" style:line-height-at-least="0.661cm" fo:orphans="2" fo:widows="2"/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style:style style:name="P15" style:family="paragraph" style:parent-style-name="Text_20_body" style:list-style-name="L7">
      <style:paragraph-properties fo:margin-top="0.106cm" fo:margin-bottom="0.247cm" loext:contextual-spacing="false" style:line-height-at-least="0.661cm" fo:orphans="2" fo:widows="2"/>
      <style:text-properties fo:font-variant="normal" fo:text-transform="none" fo:color="#000000" style:font-name="verdana" fo:font-size="10.5pt" fo:letter-spacing="normal" fo:language="en" fo:country="US" fo:font-style="normal" fo:font-weight="normal"/>
    </style:style>
    <text:list-style style:name="L1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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va Naming Conventions</text:p>
      <text:p text:style-name="P6"/>
      <text:p text:style-name="P7">The following are the key rules that must be followed by every identifier:</text:p>
      <text:list xml:id="list4146996759" text:style-name="L1">
        <text:list-item>
          <text:p text:style-name="P9">The name must not contain any white spaces.</text:p>
        </text:list-item>
        <text:list-item>
          <text:p text:style-name="P9">The name should not start with special characters like &amp; (ampersand), $ (dollar), _ (underscore).</text:p>
        </text:list-item>
      </text:list>
      <text:p text:style-name="P6"/>
      <text:p text:style-name="P6"/>
      <text:h text:style-name="P2" text:outline-level="3">Class</text:h>
      <text:list xml:id="list2079261861" text:style-name="L2">
        <text:list-item>
          <text:p text:style-name="P10">It should start with the uppercase letter.</text:p>
        </text:list-item>
        <text:list-item>
          <text:p text:style-name="P10">It should be a noun such as Color, Button, System, Thread, etc.</text:p>
        </text:list-item>
      </text:list>
      <text:p text:style-name="P3"/>
      <text:h text:style-name="P2" text:outline-level="3">Interface</text:h>
      <text:list xml:id="list3260224683" text:style-name="L3">
        <text:list-item>
          <text:p text:style-name="P11">It should start with the uppercase letter.</text:p>
        </text:list-item>
        <text:list-item>
          <text:p text:style-name="P11">It should be an adjective such as Runnable, Remote, ActionListener.</text:p>
        </text:list-item>
      </text:list>
      <text:p text:style-name="P5"/>
      <text:h text:style-name="P2" text:outline-level="3">Method</text:h>
      <text:list xml:id="list886291814" text:style-name="L4">
        <text:list-item>
          <text:p text:style-name="P12">It should start with lowercase letter.</text:p>
        </text:list-item>
        <text:list-item>
          <text:p text:style-name="P12">It should be a verb such as main(), print(), println().</text:p>
        </text:list-item>
        <text:list-item>
          <text:p text:style-name="P12">If the name contains multiple words, start it with a lowercase letter followed by an uppercase letter such as actionPerformed().</text:p>
        </text:list-item>
      </text:list>
      <text:p text:style-name="P5"/>
      <text:h text:style-name="P2" text:outline-level="3">Variable</text:h>
      <text:list xml:id="list2721022671" text:style-name="L5">
        <text:list-item>
          <text:p text:style-name="P13">It should start with a lowercase letter such as id, name.</text:p>
        </text:list-item>
        <text:list-item>
          <text:p text:style-name="P13">It should not start with the special characters like &amp; (ampersand), $ (dollar), _ (underscore).</text:p>
        </text:list-item>
        <text:list-item>
          <text:p text:style-name="P13">If the name contains multiple words, start it with the lowercase letter followed by an uppercase letter such as firstName, lastName.</text:p>
        </text:list-item>
        <text:list-item>
          <text:p text:style-name="P13">Avoid using one-character variables such as x, y, z.</text:p>
        </text:list-item>
      </text:list>
      <text:p text:style-name="P5"/>
      <text:h text:style-name="P2" text:outline-level="3"><text:soft-page-break/>Package</text:h>
      <text:list xml:id="list1445214570" text:style-name="L6">
        <text:list-item>
          <text:p text:style-name="P14">It should be a lowercase letter such as java, lang.</text:p>
        </text:list-item>
        <text:list-item>
          <text:p text:style-name="P14">If the name contains multiple words, it should be separated by dots (.) such as java.util, java.lang.</text:p>
        </text:list-item>
      </text:list>
      <text:p text:style-name="P5"/>
      <text:h text:style-name="P2" text:outline-level="3">Constant</text:h>
      <text:list xml:id="list76917817" text:style-name="L7">
        <text:list-item>
          <text:p text:style-name="P15">It should be in uppercase letters such as RED, YELLOW.</text:p>
        </text:list-item>
        <text:list-item>
          <text:p text:style-name="P15">If the name contains multiple words, it should be separated by an underscore(_) such as MAX_PRIORITY.</text:p>
        </text:list-item>
        <text:list-item>
          <text:p text:style-name="P15">It may contain digits but not as the first letter.</text:p>
        </text:list-item>
      </text:list>
      <text:p text:style-name="P5"/>
      <text:p text:style-name="P5"/>
      <text:h text:style-name="P1" text:outline-level="2">CamelCase in java naming conventions</text:h>
      <text:p text:style-name="P8">Java follows camel-case syntax for naming the class, interface, method, and variable.</text:p>
      <text:p text:style-name="P8">If the name is combined with two words, the second word will start with uppercase letter always such as actionPerformed(), firstName, ActionEvent, ActionListener, etc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erdana" svg:font-family="erdana, helvetica, arial, sans-serif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22:41:55.745317108</meta:creation-date>
    <dc:date>2021-06-09T22:45:56.293019372</dc:date>
    <meta:editing-duration>PT4M2S</meta:editing-duration>
    <meta:editing-cycles>1</meta:editing-cycles>
    <meta:document-statistic meta:table-count="0" meta:image-count="0" meta:object-count="0" meta:page-count="2" meta:paragraph-count="29" meta:word-count="295" meta:character-count="1714" meta:non-whitespace-character-count="1466"/>
    <meta:generator>LibreOffice/6.4.7.2$Linux_X86_64 LibreOffice_project/40$Build-2</meta:generator>
  </office:meta>
</office:document-meta>
</file>